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3" style:family="table-column">
      <style:table-column-properties fo:break-before="auto" style:column-width="6.5756in"/>
    </style:style>
    <style:style style:name="co4" style:family="table-column">
      <style:table-column-properties fo:break-before="auto" style:column-width="6.9429in"/>
    </style:style>
    <style:style style:name="co5" style:family="table-column">
      <style:table-column-properties fo:break-before="auto" style:column-width="6.3307in"/>
    </style:style>
    <style:style style:name="ro4" style:family="table-row">
      <style:table-row-properties style:row-height="0.1681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1756in" fo:break-before="auto" style:use-optimal-row-height="true"/>
    </style:style>
    <style:style style:name="ro5" style:family="table-row">
      <style:table-row-properties style:row-height="0.178in" fo:break-before="auto" style:use-optimal-row-height="true"/>
    </style:style>
    <style:style style:name="ro10" style:family="table-row">
      <style:table-row-properties style:row-height="0.17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style>
  </office:automatic-styles>
  <office:body>
    <office:spreadsheet>
      <table:table table:name="6 jun 13pm" table:style-name="ta1">
        <table:table-column table:style-name="co1" table:default-cell-style-name="Default"/>
        <table:table-column table:style-name="co4" table:default-cell-style-name="ce2"/>
        <table:table-column table:style-name="co1" table:number-columns-repeated="2" table:default-cell-style-name="Default"/>
        <table:table-column table:style-name="co5" table:default-cell-style-name="ce2"/>
        <table:table-column table:style-name="co1" table:default-cell-style-name="Default"/>
        <table:table-row table:style-name="ro10">
          <table:table-cell office:value-type="string">
            <text:p>File No</text:p>
          </table:table-cell>
          <table:table-cell office:value-type="string">
            <text:p>Sentence</text:p>
          </table:table-cell>
          <table:table-cell office:value-type="string">
            <text:p>ID</text:p>
          </table:table-cell>
          <table:table-cell office:value-type="string">
            <text:p>newID</text:p>
          </table:table-cell>
          <table:table-cell table:style-name="Default" office:value-type="string">
            <text:p>Recognition</text:p>
          </table:table-cell>
          <table:table-cell office:value-type="string">
            <text:p>newID</text:p>
          </table:table-cell>
        </table:table-row>
        <table:table-row table:style-name="ro6">
          <table:table-cell office:value-type="float" office:value="12">
            <text:p>12</text:p>
          </table:table-cell>
          <table:table-cell office:value-type="string">
            <text:p>masjid al takwa di miri udah nerima agih belanja seratus ribu ringgit ari opis menteri anegi teknologi hijau enggau ai kena ngitu pemanah masjid nya</text:p>
          </table:table-cell>
          <table:table-cell office:value-type="string">
            <text:p>F002_012</text:p>
          </table:table-cell>
          <table:table-cell office:value-type="string">
            <text:p>F002_001</text:p>
          </table:table-cell>
          <table:table-cell office:value-type="string">
            <text:p>morsjaya engkatak kual diundan nerima haji ngelanjar seratus seribu ringin ari ungkus menteri lng technology hijrah raup kena ngintu pemanah masjid niang </text:p>
          </table:table-cell>
          <table:table-cell office:value-type="string">
            <text:p>ibf_002_001</text:p>
          </table:table-cell>
        </table:table-row>
        <table:table-row table:style-name="ro7">
          <table:table-cell office:value-type="float" office:value="13">
            <text:p>13</text:p>
          </table:table-cell>
          <table:table-cell office:value-type="string">
            <text:p>leboh ti mansut ka pekara tuk ngagai rtm pagi tadi seketeri ba opis menteri tuk datuk sebastian ting madah ka agih belanja nya deka dikena ngangkat ka pemanah jalai ke nuju ngagai masjid tuk kelimpah ari ti dikena masang tail</text:p>
          </table:table-cell>
          <table:table-cell office:value-type="string">
            <text:p>F002_013</text:p>
          </table:table-cell>
          <table:table-cell office:value-type="string">
            <text:p>F002_002</text:p>
          </table:table-cell>
          <table:table-cell office:value-type="string">
            <text:p>lembut timang stuga paska datuk magdaline rtm adidas disetuju dirba rubis menteri temedak understanding stiyen tdlm madahka hadie ngelayang niang dengkah dikena ngangkatka pemanah jalai kedulu junaidi masjid tok kelimpah ari inti dideana massam kaya </text:p>
          </table:table-cell>
          <table:table-cell office:value-type="string">
            <text:p>ibf_002_002</text:p>
          </table:table-cell>
        </table:table-row>
        <table:table-row table:style-name="ro8">
          <table:table-cell office:value-type="float" office:value="14">
            <text:p>14</text:p>
          </table:table-cell>
          <table:table-cell office:value-type="string">
            <text:p>iya madah ka pengawa tuk deka berengkah dikereja enda lama agi</text:p>
          </table:table-cell>
          <table:table-cell office:value-type="string">
            <text:p>F002_014</text:p>
          </table:table-cell>
          <table:table-cell office:value-type="string">
            <text:p>F002_003</text:p>
          </table:table-cell>
          <table:table-cell office:value-type="string">
            <text:p>yamada kepala mantu deka berengkah dikerja nahah kelah mahadi </text:p>
          </table:table-cell>
          <table:table-cell office:value-type="string">
            <text:p>ibf_002_003</text:p>
          </table:table-cell>
        </table:table-row>
        <table:table-row table:style-name="ro7">
          <table:table-cell office:value-type="float" office:value="16">
            <text:p>16</text:p>
          </table:table-cell>
          <table:table-cell office:value-type="string">
            <text:p>sebengkah kompeni minyak ke nyulut royal dutch shell deka begempung enggau petrolium nasional berhad petronas leboh ti bejalai ke dua bengkah projek ngali minyak ba kandang tasik Sarawak enggau Sabah</text:p>
          </table:table-cell>
          <table:table-cell office:value-type="string">
            <text:p>F002_016</text:p>
          </table:table-cell>
          <table:table-cell office:value-type="string">
            <text:p>F002_004</text:p>
          </table:table-cell>
          <table:table-cell office:value-type="string">
            <text:p>sebengkah kompeni ini nyangkung ngulun keruh nyedar shaari deka begempung ngilah petroleum nasional bera han petronas lembut kini jalai kendua benggala trudin finale minyak batanam tasik serawa menggal sampah </text:p>
          </table:table-cell>
          <table:table-cell office:value-type="string">
            <text:p>ibf_002_004</text:p>
          </table:table-cell>
        </table:table-row>
        <table:table-row table:style-name="ro6">
          <table:table-cell office:value-type="float" office:value="17">
            <text:p>17</text:p>
          </table:table-cell>
          <table:table-cell office:value-type="string">
            <text:p>tuai bagi pekara lng royal dutch shell delareventer madah ka projek tiga puluh taun tuk deka nyadi projek ti besai bendar guna ba menua tuk</text:p>
          </table:table-cell>
          <table:table-cell office:value-type="string">
            <text:p>F002_017</text:p>
          </table:table-cell>
          <table:table-cell office:value-type="string">
            <text:p>F002_005</text:p>
          </table:table-cell>
          <table:table-cell office:value-type="string">
            <text:p>tuai naydi jagaan era irene gi rozian das syarat abdillah arur bintangor madahka trudin digempuru setaun bedengki zainiah diperunding kilde zaiden lagu nambak menuan tok </text:p>
          </table:table-cell>
          <table:table-cell office:value-type="string">
            <text:p>ibf_002_005</text:p>
          </table:table-cell>
        </table:table-row>
        <table:table-row table:style-name="ro6">
          <table:table-cell office:value-type="float" office:value="18">
            <text:p>18</text:p>
          </table:table-cell>
          <table:table-cell office:value-type="string">
            <text:p>kompeni nya madah ka gas asal lng deka nyadi industri ti beguna bendar kena napik guna ke pekara enegi di dunia tuk dudi hari ila</text:p>
          </table:table-cell>
          <table:table-cell office:value-type="string">
            <text:p>F002_018</text:p>
          </table:table-cell>
          <table:table-cell office:value-type="string">
            <text:p>F002_006</text:p>
          </table:table-cell>
          <table:table-cell office:value-type="string">
            <text:p>kompeni nya madahkla mds asfia uca ng dibuka nyeridi industri injin penggunaan genaan kena lampin gunaan kebangsaaan negi diintu nyentuk dudi aeria </text:p>
          </table:table-cell>
          <table:table-cell office:value-type="string">
            <text:p>ibf_002_006</text:p>
          </table:table-cell>
        </table:table-row>
        <table:table-row table:style-name="ro7">
          <table:table-cell office:value-type="float" office:value="20">
            <text:p>20</text:p>
          </table:table-cell>
          <table:table-cell office:value-type="string">
            <text:p>lebih dua ratus iku orang di kuching bisi begempuru ba planetarium sultan iskandar pagi tadi laban deka meda pekara ti nyadi ba dunia luar ke alai planet venus mansa betul betul antara dunia tuk enggau matahari</text:p>
          </table:table-cell>
          <table:table-cell office:value-type="string">
            <text:p>F002_020</text:p>
          </table:table-cell>
          <table:table-cell office:value-type="string">
            <text:p>F002_007</text:p>
          </table:table-cell>
          <table:table-cell office:value-type="string">
            <text:p>lhdnm luar rantu siko orang dikunchi ministers begempuru umbak gerena enchuri drums runtun iskandar danji-danji ayan gandakan menda pekara anding nyadi baiduri nyalu wahbi kak alan pelesenan journalism mansa nentu mentu anjan nandunya stok ngarau mangka shaari </text:p>
          </table:table-cell>
          <table:table-cell office:value-type="string">
            <text:p>ibf_002_007</text:p>
          </table:table-cell>
        </table:table-row>
        <table:table-row table:style-name="ro8">
          <table:table-cell office:value-type="float" office:value="21">
            <text:p>21</text:p>
          </table:table-cell>
          <table:table-cell office:value-type="string">
            <text:p>siku orang ti numbuh ke gerempung astronomi menua sarawak encik jacob sebastian</text:p>
          </table:table-cell>
          <table:table-cell office:value-type="string">
            <text:p>F002_021</text:p>
          </table:table-cell>
          <table:table-cell office:value-type="string">
            <text:p>F002_008</text:p>
          </table:table-cell>
          <table:table-cell office:value-type="string">
            <text:p>siko anding lumor tendur embong astronomi menua serawa injil jangka sebastian </text:p>
          </table:table-cell>
          <table:table-cell office:value-type="string">
            <text:p>ibf_002_008</text:p>
          </table:table-cell>
        </table:table-row>
        <table:table-row table:style-name="ro8">
          <table:table-cell office:value-type="float" office:value="22">
            <text:p>22</text:p>
          </table:table-cell>
          <table:table-cell office:value-type="string">
            <text:p>madah ke tuk pekara ke dikumbai transit of venus endang pekara ke jarang jadi</text:p>
          </table:table-cell>
          <table:table-cell office:value-type="string">
            <text:p>F002_022</text:p>
          </table:table-cell>
          <table:table-cell office:value-type="string">
            <text:p>F002_009</text:p>
          </table:table-cell>
          <table:table-cell office:value-type="string">
            <text:p>madah datuk pengkalan keladi guma ekstremis senior ok bernas penampang country diadang nyeridi </text:p>
          </table:table-cell>
          <table:table-cell office:value-type="string">
            <text:p>ibf_002_009</text:p>
          </table:table-cell>
        </table:table-row>
        <table:table-row table:style-name="ro7">
          <table:table-cell office:value-type="float" office:value="23">
            <text:p>23</text:p>
          </table:table-cell>
          <table:table-cell office:value-type="string">
            <text:p>pekara ke nyadi pagi tadi mega deka nyadi ia ke pendudi bendar nyadi ba abad kediatu lalu pekara ke sebaka semina deka nyadi baru dalam taun dua ribu seratus tujuh belas ila</text:p>
          </table:table-cell>
          <table:table-cell office:value-type="string">
            <text:p>F002_023</text:p>
          </table:table-cell>
          <table:table-cell office:value-type="string">
            <text:p>F002_010</text:p>
          </table:table-cell>
          <table:table-cell office:value-type="string">
            <text:p>pengkalan kiyai didanjika rd menda deka nyadi anggang tenologi genaan nyendi nyida alban stindit tok lalu gegaran ugos nudukka semilan deka nyadi barundang setaun seduan ribu siaraf thu besetuju deras diserak </text:p>
          </table:table-cell>
          <table:table-cell office:value-type="string">
            <text:p>ibf_002_010</text:p>
          </table:table-cell>
        </table:table-row>
        <table:table-row table:style-name="ro8">
          <table:table-cell office:value-type="float" office:value="24">
            <text:p>24</text:p>
          </table:table-cell>
          <table:table-cell office:value-type="string">
            <text:p>pekara tuk mega bisi enam kali udah ditemu nyadi</text:p>
          </table:table-cell>
          <table:table-cell office:value-type="string">
            <text:p>F002_024</text:p>
          </table:table-cell>
          <table:table-cell office:value-type="string">
            <text:p>F002_011</text:p>
          </table:table-cell>
          <table:table-cell office:value-type="string">
            <text:p>pengarah temedak bisi nangkal diundan ditembu nyadi </text:p>
          </table:table-cell>
          <table:table-cell office:value-type="string">
            <text:p>ibf_002_011</text:p>
          </table:table-cell>
        </table:table-row>
        <table:table-row table:style-name="ro8">
          <table:table-cell office:value-type="float" office:value="25">
            <text:p>25</text:p>
          </table:table-cell>
          <table:table-cell office:value-type="string">
            <text:p>ia nya dalam taun enam belas tiga puluh satu</text:p>
          </table:table-cell>
          <table:table-cell office:value-type="string">
            <text:p>F002_025</text:p>
          </table:table-cell>
          <table:table-cell office:value-type="string">
            <text:p>F002_012</text:p>
          </table:table-cell>
          <table:table-cell office:value-type="string">
            <text:p>iyanya dalan setaun nanas tinda bruce antu </text:p>
          </table:table-cell>
          <table:table-cell office:value-type="string">
            <text:p>ibf_002_012</text:p>
          </table:table-cell>
        </table:table-row>
        <table:table-row table:style-name="ro8">
          <table:table-cell office:value-type="float" office:value="26">
            <text:p>26</text:p>
          </table:table-cell>
          <table:table-cell office:value-type="string">
            <text:p>tujuh belas enam puluh satu</text:p>
          </table:table-cell>
          <table:table-cell office:value-type="string">
            <text:p>F002_026</text:p>
          </table:table-cell>
          <table:table-cell office:value-type="string">
            <text:p>F002_013</text:p>
          </table:table-cell>
          <table:table-cell office:value-type="string">
            <text:p>tuju ngerias genam besatu </text:p>
          </table:table-cell>
          <table:table-cell office:value-type="string">
            <text:p>ibf_002_013</text:p>
          </table:table-cell>
        </table:table-row>
        <table:table-row table:style-name="ro8">
          <table:table-cell office:value-type="float" office:value="27">
            <text:p>27</text:p>
          </table:table-cell>
          <table:table-cell office:value-type="string">
            <text:p>tujuh belas enam puluh sembilan lapan belas tujuh puluh empat</text:p>
          </table:table-cell>
          <table:table-cell office:value-type="string">
            <text:p>F002_027</text:p>
          </table:table-cell>
          <table:table-cell office:value-type="string">
            <text:p>F002_014</text:p>
          </table:table-cell>
          <table:table-cell office:value-type="string">
            <text:p>tinjau penyelaras kenang rusli lain telah anggas tujok rondaan </text:p>
          </table:table-cell>
          <table:table-cell office:value-type="string">
            <text:p>ibf_002_014</text:p>
          </table:table-cell>
        </table:table-row>
        <table:table-row table:style-name="ro8">
          <table:table-cell office:value-type="float" office:value="28">
            <text:p>28</text:p>
          </table:table-cell>
          <table:table-cell office:value-type="string">
            <text:p>lapan belas lapan puluh dua</text:p>
          </table:table-cell>
          <table:table-cell office:value-type="string">
            <text:p>F002_028</text:p>
          </table:table-cell>
          <table:table-cell office:value-type="string">
            <text:p>F002_015</text:p>
          </table:table-cell>
          <table:table-cell office:value-type="string">
            <text:p>pelancongan selah telanjur dungan </text:p>
          </table:table-cell>
          <table:table-cell office:value-type="string">
            <text:p>ibf_002_015</text:p>
          </table:table-cell>
        </table:table-row>
        <table:table-row table:style-name="ro8">
          <table:table-cell office:value-type="float" office:value="29">
            <text:p>29</text:p>
          </table:table-cell>
          <table:table-cell office:value-type="string">
            <text:p>dua ribu empat lalu ti tangkan ke ia ti nyadi pagi tadi</text:p>
          </table:table-cell>
          <table:table-cell office:value-type="string">
            <text:p>F002_029</text:p>
          </table:table-cell>
          <table:table-cell office:value-type="string">
            <text:p>F002_016</text:p>
          </table:table-cell>
          <table:table-cell office:value-type="string">
            <text:p>duat induk medaan kelalu ditanggang gaing tingang didanji tadi </text:p>
          </table:table-cell>
          <table:table-cell office:value-type="string">
            <text:p>ibf_002_016</text:p>
          </table:table-cell>
        </table:table-row>
        <table:table-row table:style-name="ro8">
          <table:table-cell office:value-type="float" office:value="30">
            <text:p>30</text:p>
          </table:table-cell>
          <table:table-cell office:value-type="string">
            <text:p>transit of venus tuk nyadi belabuh ari pukul 6 pagi</text:p>
          </table:table-cell>
          <table:table-cell office:value-type="string">
            <text:p>F002_030</text:p>
          </table:table-cell>
          <table:table-cell office:value-type="string">
            <text:p>F002_017</text:p>
          </table:table-cell>
          <table:table-cell office:value-type="string">
            <text:p>clency overload stok nyadi betaboh ari congo enam pagi </text:p>
          </table:table-cell>
          <table:table-cell office:value-type="string">
            <text:p>ibf_002_017</text:p>
          </table:table-cell>
        </table:table-row>
        <table:table-row table:style-name="ro8">
          <table:table-cell office:value-type="float" office:value="31">
            <text:p>31</text:p>
          </table:table-cell>
          <table:table-cell office:value-type="string">
            <text:p>ngagai pukul dua belas tengahari tadi</text:p>
          </table:table-cell>
          <table:table-cell office:value-type="string">
            <text:p>F002_031</text:p>
          </table:table-cell>
          <table:table-cell office:value-type="string">
            <text:p>F002_018</text:p>
          </table:table-cell>
          <table:table-cell office:value-type="string">
            <text:p>nansian punggung anderas tengahari nadi </text:p>
          </table:table-cell>
          <table:table-cell office:value-type="string">
            <text:p>ibf_002_018</text:p>
          </table:table-cell>
        </table:table-row>
        <table:table-row table:style-name="ro8">
          <table:table-cell office:value-type="float" office:value="32">
            <text:p>32</text:p>
          </table:table-cell>
          <table:table-cell office:value-type="string">
            <text:p>sida ke begempuru ba planetarium tuk bisi ngena sebengkah filter</text:p>
          </table:table-cell>
          <table:table-cell office:value-type="string">
            <text:p>F002_032</text:p>
          </table:table-cell>
          <table:table-cell office:value-type="string">
            <text:p>F002_019</text:p>
          </table:table-cell>
          <table:table-cell office:value-type="string">
            <text:p>sindang temenggung buruk gahat planet suria untuk gis singalang sebengkah ttprs gara </text:p>
          </table:table-cell>
          <table:table-cell office:value-type="string">
            <text:p>ibf_002_019</text:p>
          </table:table-cell>
        </table:table-row>
        <table:table-row table:style-name="ro8">
          <table:table-cell office:value-type="float" office:value="33">
            <text:p>33</text:p>
          </table:table-cell>
          <table:table-cell office:value-type="string">
            <text:p>dikena nyaga mata sida lebuh sida ti berati ka transit of venus tuk</text:p>
          </table:table-cell>
          <table:table-cell office:value-type="string">
            <text:p>F002_033</text:p>
          </table:table-cell>
          <table:table-cell office:value-type="string">
            <text:p>F002_020</text:p>
          </table:table-cell>
          <table:table-cell office:value-type="string">
            <text:p>dikena yanjah mantan sinda lebur sindang dibelah chicken transit kaul veteriner stok </text:p>
          </table:table-cell>
          <table:table-cell office:value-type="string">
            <text:p>ibf_002_020</text:p>
          </table:table-cell>
        </table:table-row>
        <table:table-row table:style-name="ro8">
          <table:table-cell office:value-type="float" office:value="34">
            <text:p>34</text:p>
          </table:table-cell>
          <table:table-cell office:value-type="string">
            <text:p>nya naka berita kitai ke tengahari tuk</text:p>
          </table:table-cell>
          <table:table-cell office:value-type="string">
            <text:p>F002_034</text:p>
          </table:table-cell>
          <table:table-cell office:value-type="string">
            <text:p>F002_021</text:p>
          </table:table-cell>
          <table:table-cell office:value-type="string">
            <text:p>nyadangka bintang ditanda tengahari induk </text:p>
          </table:table-cell>
          <table:table-cell office:value-type="string">
            <text:p>ibf_002_021</text:p>
          </table:table-cell>
        </table:table-row>
        <table:table-row table:style-name="ro8">
          <table:table-cell office:value-type="float" office:value="35">
            <text:p>35</text:p>
          </table:table-cell>
          <table:table-cell office:value-type="string">
            <text:p>berita nya tadi</text:p>
          </table:table-cell>
          <table:table-cell office:value-type="string">
            <text:p>F002_035</text:p>
          </table:table-cell>
          <table:table-cell office:value-type="string">
            <text:p>F002_022</text:p>
          </table:table-cell>
          <table:table-cell office:value-type="string">
            <text:p>berintai nya tadi </text:p>
          </table:table-cell>
          <table:table-cell office:value-type="string">
            <text:p>ibf_002_022</text:p>
          </table:table-cell>
        </table:table-row>
        <table:table-row table:style-name="ro8">
          <table:table-cell office:value-type="float" office:value="36">
            <text:p>36</text:p>
          </table:table-cell>
          <table:table-cell office:value-type="string">
            <text:p>ditusun ramli junaidi ari bilik berita rtm</text:p>
          </table:table-cell>
          <table:table-cell office:value-type="string">
            <text:p>F002_036</text:p>
          </table:table-cell>
          <table:table-cell office:value-type="string">
            <text:p>F002_023</text:p>
          </table:table-cell>
          <table:table-cell office:value-type="string">
            <text:p>ditusun arang ni junaidi shaari billion binaan tm </text:p>
          </table:table-cell>
          <table:table-cell office:value-type="string">
            <text:p>ibf_002_023</text:p>
          </table:table-cell>
        </table:table-row>
        <table:table-row table:style-name="ro8">
          <table:table-cell office:value-type="float" office:value="37">
            <text:p>37</text:p>
          </table:table-cell>
          <table:table-cell office:value-type="string">
            <text:p>kuching lalu disalin</text:p>
          </table:table-cell>
          <table:table-cell office:value-type="string">
            <text:p>F002_037</text:p>
          </table:table-cell>
          <table:table-cell office:value-type="string">
            <text:p>F002_024</text:p>
          </table:table-cell>
          <table:table-cell office:value-type="string">
            <text:p>kuching alun disalin </text:p>
          </table:table-cell>
          <table:table-cell office:value-type="string">
            <text:p>ibf_002_024</text:p>
          </table:table-cell>
        </table:table-row>
        <table:table-row table:style-name="ro8">
          <table:table-cell office:value-type="float" office:value="38">
            <text:p>38</text:p>
          </table:table-cell>
          <table:table-cell office:value-type="string">
            <text:p>jonathan giri</text:p>
          </table:table-cell>
          <table:table-cell office:value-type="string">
            <text:p>F002_038</text:p>
          </table:table-cell>
          <table:table-cell office:value-type="string">
            <text:p>F002_025</text:p>
          </table:table-cell>
          <table:table-cell office:value-type="string">
            <text:p>jonanthan giri </text:p>
          </table:table-cell>
          <table:table-cell office:value-type="string">
            <text:p>ibf_002_025</text:p>
          </table:table-cell>
        </table:table-row>
        <table:table-row table:style-name="ro4">
          <table:table-cell/>
          <table:table-cell table:style-name="Default"/>
          <table:table-cell table:number-columns-repeated="2"/>
          <table:table-cell table:style-name="Default"/>
          <table:table-cell/>
        </table:table-row>
        <table:table-row table:style-name="ro4">
          <table:table-cell/>
          <table:table-cell table:style-name="Default"/>
          <table:table-cell table:number-columns-repeated="2"/>
          <table:table-cell table:style-name="Default"/>
          <table:table-cell/>
        </table:table-row>
      </table:table>
      <table:table table:name="Sheet2" table:style-name="ta1">
        <table:table-column table:style-name="co1" table:default-cell-style-name="Default"/>
        <table:table-column table:style-name="co3" table:default-cell-style-name="ce1"/>
        <table:table-column table:style-name="co1" table:default-cell-style-name="Default"/>
        <table:table-row table:style-name="ro4">
          <table:table-cell/>
          <table:table-cell table:style-name="Default"/>
          <table:table-cell/>
        </table:table-row>
        <table:table-row table:style-name="ro6">
          <table:table-cell/>
          <table:table-cell office:value-type="string">
            <text:p>&lt;s&gt; masjid al takwa di miri udah nerima agih belanja seratus ribu ringgit ari opis menteri anegi teknologi hijau enggau ai kena ngitu pemanah masjid nya &lt;/s&gt;</text:p>
          </table:table-cell>
          <table:table-cell office:value-type="string">
            <text:p>F002_001</text:p>
          </table:table-cell>
        </table:table-row>
        <table:table-row table:style-name="ro7">
          <table:table-cell/>
          <table:table-cell office:value-type="string">
            <text:p>&lt;s&gt; leboh ti mansut ka pekara tuk ngagai rtm pagi tadi seketeri ba opis menteri tuk datuk sebastian ting madah ka agih belanja nya deka dikena ngangkat ka pemanah jalai ke nuju ngagai masjid tuk kelimpah ari ti dikena masang tail &lt;/s&gt;</text:p>
          </table:table-cell>
          <table:table-cell office:value-type="string">
            <text:p>F002_002</text:p>
          </table:table-cell>
        </table:table-row>
        <table:table-row table:style-name="ro8">
          <table:table-cell/>
          <table:table-cell office:value-type="string">
            <text:p>&lt;s&gt; iya madah ka pengawa tuk deka berengkah dikereja enda lama agi &lt;/s&gt;</text:p>
          </table:table-cell>
          <table:table-cell office:value-type="string">
            <text:p>F002_003</text:p>
          </table:table-cell>
        </table:table-row>
        <table:table-row table:style-name="ro7">
          <table:table-cell/>
          <table:table-cell office:value-type="string">
            <text:p>&lt;s&gt; sebengkah kompeni minyak ke nyulut royal dutch shell deka begempung enggau petrolium nasional berhad petronas leboh ti bejalai ke dua bengkah projek ngali minyak ba kandang tasik sarawak enggau sabah &lt;/s&gt;</text:p>
          </table:table-cell>
          <table:table-cell office:value-type="string">
            <text:p>F002_004</text:p>
          </table:table-cell>
        </table:table-row>
        <table:table-row table:style-name="ro6">
          <table:table-cell/>
          <table:table-cell office:value-type="string">
            <text:p>&lt;s&gt; tuai bagi pekara lng royal dutch shell delareventer madah ka projek tiga puluh taun tuk deka nyadi projek ti besai bendar guna ba menua tuk &lt;/s&gt;</text:p>
          </table:table-cell>
          <table:table-cell office:value-type="string">
            <text:p>F002_005</text:p>
          </table:table-cell>
        </table:table-row>
        <table:table-row table:style-name="ro6">
          <table:table-cell/>
          <table:table-cell office:value-type="string">
            <text:p>&lt;s&gt; kompeni nya madah ka gas asal lng deka nyadi industri ti beguna bendar kena napik guna ke pekara enegi di dunia tuk dudi hari ila &lt;/s&gt;</text:p>
          </table:table-cell>
          <table:table-cell office:value-type="string">
            <text:p>F002_006</text:p>
          </table:table-cell>
        </table:table-row>
        <table:table-row table:style-name="ro7">
          <table:table-cell/>
          <table:table-cell office:value-type="string">
            <text:p>&lt;s&gt; lebih dua ratus iku orang di kuching bisi begempuru ba planetarium sultan iskandar pagi tadi laban deka meda pekara ti nyadi ba dunia luar ke alai planet venus mansa betul betul antara dunia tuk enggau matahari &lt;/s&gt;</text:p>
          </table:table-cell>
          <table:table-cell office:value-type="string">
            <text:p>F002_007</text:p>
          </table:table-cell>
        </table:table-row>
        <table:table-row table:style-name="ro8">
          <table:table-cell/>
          <table:table-cell office:value-type="string">
            <text:p>&lt;s&gt; siku orang ti numbuh ke gerempung astronomi menua sarawak encik jacob sebastian &lt;/s&gt;</text:p>
          </table:table-cell>
          <table:table-cell office:value-type="string">
            <text:p>F002_008</text:p>
          </table:table-cell>
        </table:table-row>
        <table:table-row table:style-name="ro8">
          <table:table-cell/>
          <table:table-cell office:value-type="string">
            <text:p>&lt;s&gt; madah ke tuk pekara ke dikumbai transit of venus endang pekara ke jarang jadi &lt;/s&gt;</text:p>
          </table:table-cell>
          <table:table-cell office:value-type="string">
            <text:p>F002_009</text:p>
          </table:table-cell>
        </table:table-row>
        <table:table-row table:style-name="ro6">
          <table:table-cell/>
          <table:table-cell office:value-type="string">
            <text:p>&lt;s&gt; pekara ke nyadi pagi tadi mega deka nyadi ia ke pendudi bendar nyadi ba abad kediatu lalu pekara ke sebaka semina deka nyadi baru dalam taun dua ribu seratus tujuh belas ila &lt;/s&gt;</text:p>
          </table:table-cell>
          <table:table-cell office:value-type="string">
            <text:p>F002_010</text:p>
          </table:table-cell>
        </table:table-row>
        <table:table-row table:style-name="ro8">
          <table:table-cell/>
          <table:table-cell office:value-type="string">
            <text:p>&lt;s&gt; pekara tuk mega bisi enam kali udah ditemu nyadi &lt;/s&gt;</text:p>
          </table:table-cell>
          <table:table-cell office:value-type="string">
            <text:p>F002_011</text:p>
          </table:table-cell>
        </table:table-row>
        <table:table-row table:style-name="ro8">
          <table:table-cell/>
          <table:table-cell office:value-type="string">
            <text:p>&lt;s&gt; ia nya dalam taun enam belas tiga puluh satu &lt;/s&gt;</text:p>
          </table:table-cell>
          <table:table-cell office:value-type="string">
            <text:p>F002_012</text:p>
          </table:table-cell>
        </table:table-row>
        <table:table-row table:style-name="ro8">
          <table:table-cell/>
          <table:table-cell office:value-type="string">
            <text:p>&lt;s&gt; tujuh belas enam puluh satu &lt;/s&gt;</text:p>
          </table:table-cell>
          <table:table-cell office:value-type="string">
            <text:p>F002_013</text:p>
          </table:table-cell>
        </table:table-row>
        <table:table-row table:style-name="ro8">
          <table:table-cell/>
          <table:table-cell office:value-type="string">
            <text:p>&lt;s&gt; tujuh belas enam puluh sembilan lapan belas tujuh puluh empat &lt;/s&gt;</text:p>
          </table:table-cell>
          <table:table-cell office:value-type="string">
            <text:p>F002_014</text:p>
          </table:table-cell>
        </table:table-row>
        <table:table-row table:style-name="ro8">
          <table:table-cell/>
          <table:table-cell office:value-type="string">
            <text:p>&lt;s&gt; lapan belas lapan puluh dua &lt;/s&gt;</text:p>
          </table:table-cell>
          <table:table-cell office:value-type="string">
            <text:p>F002_015</text:p>
          </table:table-cell>
        </table:table-row>
        <table:table-row table:style-name="ro8">
          <table:table-cell/>
          <table:table-cell office:value-type="string">
            <text:p>&lt;s&gt; dua ribu empat lalu ti tangkan ke ia ti nyadi pagi tadi &lt;/s&gt;</text:p>
          </table:table-cell>
          <table:table-cell office:value-type="string">
            <text:p>F002_016</text:p>
          </table:table-cell>
        </table:table-row>
        <table:table-row table:style-name="ro8">
          <table:table-cell/>
          <table:table-cell office:value-type="string">
            <text:p>&lt;s&gt; transit of venus tuk nyadi belabuh ari pukul 6 pagi &lt;/s&gt;</text:p>
          </table:table-cell>
          <table:table-cell office:value-type="string">
            <text:p>F002_017</text:p>
          </table:table-cell>
        </table:table-row>
        <table:table-row table:style-name="ro8">
          <table:table-cell/>
          <table:table-cell office:value-type="string">
            <text:p>&lt;s&gt; ngagai pukul dua belas tengahari tadi &lt;/s&gt;</text:p>
          </table:table-cell>
          <table:table-cell office:value-type="string">
            <text:p>F002_018</text:p>
          </table:table-cell>
        </table:table-row>
        <table:table-row table:style-name="ro8">
          <table:table-cell/>
          <table:table-cell office:value-type="string">
            <text:p>&lt;s&gt; sida ke begempuru ba planetarium tuk bisi ngena sebengkah filter &lt;/s&gt;</text:p>
          </table:table-cell>
          <table:table-cell office:value-type="string">
            <text:p>F002_019</text:p>
          </table:table-cell>
        </table:table-row>
        <table:table-row table:style-name="ro8">
          <table:table-cell/>
          <table:table-cell office:value-type="string">
            <text:p>&lt;s&gt; dikena nyaga mata sida lebuh sida ti berati ka transit of venus tuk &lt;/s&gt;</text:p>
          </table:table-cell>
          <table:table-cell office:value-type="string">
            <text:p>F002_020</text:p>
          </table:table-cell>
        </table:table-row>
        <table:table-row table:style-name="ro8">
          <table:table-cell/>
          <table:table-cell office:value-type="string">
            <text:p>&lt;s&gt; nya naka berita kitai ke tengahari tuk &lt;/s&gt;</text:p>
          </table:table-cell>
          <table:table-cell office:value-type="string">
            <text:p>F002_021</text:p>
          </table:table-cell>
        </table:table-row>
        <table:table-row table:style-name="ro8">
          <table:table-cell/>
          <table:table-cell office:value-type="string">
            <text:p>&lt;s&gt; berita nya tadi &lt;/s&gt;</text:p>
          </table:table-cell>
          <table:table-cell office:value-type="string">
            <text:p>F002_022</text:p>
          </table:table-cell>
        </table:table-row>
        <table:table-row table:style-name="ro8">
          <table:table-cell/>
          <table:table-cell office:value-type="string">
            <text:p>&lt;s&gt; ditusun ramli junaidi ari bilik berita rtm &lt;/s&gt;</text:p>
          </table:table-cell>
          <table:table-cell office:value-type="string">
            <text:p>F002_023</text:p>
          </table:table-cell>
        </table:table-row>
        <table:table-row table:style-name="ro8">
          <table:table-cell/>
          <table:table-cell office:value-type="string">
            <text:p>&lt;s&gt; kuching lalu disalin &lt;/s&gt;</text:p>
          </table:table-cell>
          <table:table-cell office:value-type="string">
            <text:p>F002_024</text:p>
          </table:table-cell>
        </table:table-row>
        <table:table-row table:style-name="ro8">
          <table:table-cell/>
          <table:table-cell office:value-type="string">
            <text:p>&lt;s&gt; jonathan giri &lt;/s&gt;</text:p>
          </table:table-cell>
          <table:table-cell office:value-type="string">
            <text:p>F002_025</text:p>
          </table:table-cell>
        </table:table-row>
        <table:table-row table:style-name="ro5" table:number-rows-repeated="2">
          <table:table-cell/>
          <table:table-cell table:style-name="Default"/>
          <table:table-cell/>
        </table:table-row>
        <table:table-row table:style-name="ro4">
          <table:table-cell/>
          <table:table-cell table:style-name="Default"/>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6T15:43:16</dc:date>
    <dc:creator>sarah </dc:creator>
    <meta:generator>LibreOffice/3.5$Linux_x86 LibreOffice_project/350m1$Build-2</meta:generator>
    <meta:editing-duration>PT28M21S</meta:editing-duration>
    <meta:editing-cycles>3</meta:editing-cycles>
    <meta:document-statistic meta:table-count="2" meta:cell-count="206" meta:object-count="0"/>
  </office:meta>
</office:document-meta>
</file>